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4.7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0.6327in" fo:break-before="auto" style:use-optimal-row-height="true"/>
    </style:style>
    <style:style style:name="ro6" style:family="table-row">
      <style:table-row-properties style:row-height="0.7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1022" table:default-cell-style-name="ce8"/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Description</text:p>
          </table:table-cell>
          <table:table-cell table:style-name="ce7" table:number-columns-repeated="1021"/>
          <table:table-cell/>
        </table:table-row>
        <table:table-row table:style-name="ro2">
          <table:table-cell office:value-type="string" calcext:value-type="string">
            <text:p>Arcane Barrier X</text:p>
          </table:table-cell>
          <table:table-cell office:value-type="string" calcext:value-type="string">
            <text:p>If you would be dealt arcane damage you may pay X{r} instead to prevent X arcane damage that source will dea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attleworn</text:p>
          </table:table-cell>
          <table:table-cell office:value-type="string" calcext:value-type="string">
            <text:p>Equipment that wear down after each time they are used to defend. If you defend with a card with **Battleworn**, put a -1{d} counter on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ade Break</text:p>
          </table:table-cell>
          <table:table-cell office:value-type="string" calcext:value-type="string">
            <text:p>Equipment that are fragile and break after being used to defend. If you defend with a card with **Blade Break**, destroy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ood Debt</text:p>
          </table:table-cell>
          <table:table-cell office:value-type="string" calcext:value-type="string">
            <text:p>**Blood Debt** is a keyword existing on Shadow cards. Shadow cards can inflict a loss of life to access a greater power. At the end of your turn, you lose 1{h} for each **blood debt** card in your banished zon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ost</text:p>
          </table:table-cell>
          <table:table-cell office:value-type="string" calcext:value-type="string">
            <text:p>**Boost* is a Mechanologist mechanic that allows a Mechanologist attack action card to gain go again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nel</text:p>
          </table:table-cell>
          <table:table-cell office:value-type="string" calcext:value-type="string">
            <text:p>**Channel** is a keyword that uses Element cards to maintain a powerful aura that requires a larger commitment each turn to maintain the channel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harge</text:p>
          </table:table-cell>
          <table:table-cell office:value-type="string" calcext:value-type="string">
            <text:p>**Charge** is a keyword that exist on Light Warrior attacks. This showcases Boltyn’s eagerness to engage in battle and **charge** his soul in the process. As an additional cost to playing a card with **charge** you may put a card from your hand into your hero’s soul. This would turn on powerful effects that care about if you have **charged** this turn. *You may elect to not pay the additional cost o **charge** - however this would mean you did not **charge**.)*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bo</text:p>
          </table:table-cell>
          <table:table-cell office:value-type="string" calcext:value-type="string">
            <text:p>A Ninja mechanic that showcases the power of playing multiple attacks in a perfect sequence. **Combo** cares about the last (most recent previous) attack that was played in the combat chain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tra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rush</text:p>
          </table:table-cell>
          <table:table-cell office:value-type="string" calcext:value-type="string">
            <text:p>A Guardian mechanic that showcases the strength of the guardian. When an attack with **crush** deals 4 or more damage to a hero, an effect is applie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inate</text:p>
          </table:table-cell>
          <table:table-cell office:value-type="string" calcext:value-type="string">
            <text:p>An attack that is difficult to defend. Cards with **dominate** cannot be defended with more than 1 card from the defending hero’s hand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ssence</text:p>
          </table:table-cell>
          <table:table-cell office:value-type="string" calcext:value-type="string">
            <text:p>**Essence** is a keyword that exists on Elemental hero cards showing what Elements that hero specializes in and what Element cards can be included in the deck.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Freeze</text:p>
          </table:table-cell>
          <table:table-cell table:style-name="ce9" office:value-type="string" calcext:value-type="string">
            <text:p>A **frozen** object can’t be played or activated.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**Fusion** is a keyword that **fuses** one or more elements with an elemental card to give an additional effect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o again</text:p>
          </table:table-cell>
          <table:table-cell office:value-type="string" calcext:value-type="string">
            <text:p>**Go again** allows multiple actions to be played in a turn, when usually playing an action would use up your action point, and therefore end your turn. A card with **go again** gives the controller of that card or activated ability 1 action point when it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eave X</text:p>
          </table:table-cell>
          <table:table-cell office:value-type="string" calcext:value-type="string">
            <text:p>At the beginning of your end phase, if this is in your hand and you have an empty arsenal zone, you may pay X and put this face up into your arsenal. If you do, create X Seismic Surge token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timidate</text:p>
          </table:table-cell>
          <table:table-cell office:value-type="string" calcext:value-type="string">
            <text:p>A Brute mechanic that showcases how frightening a brute is to its enemies. **Intimidate** removes a random card from a heroes hand making it more difficult to defen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ary</text:p>
          </table:table-cell>
          <table:table-cell office:value-type="string" calcext:value-type="string">
            <text:p>You may only have 1 copy of this card in your deck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An Illusionist mechanic that applies effects if it is under another permanent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**Negating** a card on a layer of the chain will prevent the card from resolving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t X</text:p>
          </table:table-cell>
          <table:table-cell office:value-type="string" calcext:value-type="string">
            <text:p>**Opt** is a keyword that allows you to look at the top X cards and put any number of them on the top and/or bottom of your deck in any ord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power</text:p>
          </table:table-cell>
          <table:table-cell office:value-type="string" calcext:value-type="string">
            <text:p>Attacks with **dominate** can’t be defend by more than 1 action card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hantasm</text:p>
          </table:table-cell>
          <table:table-cell office:value-type="string" calcext:value-type="string">
            <text:p>**Phantasm** is a keyword that exists on Illusionist attacks. Illusionist attacks with **phantasm** are powerful but fragile. When an attack with **phantasm** is defended by a 6{p}+ non-Illusionist attack action card, the attack is destroyed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uell X</text:p>
          </table:table-cell>
          <table:table-cell office:value-type="string" calcext:value-type="string">
            <text:p>If your hero would be dealt damage, you may pay X{r} to prevent X of that damage. If you do, destroy this at the beginning of the end phas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oad</text:p>
          </table:table-cell>
          <table:table-cell office:value-type="string" calcext:value-type="string">
            <text:p>**Reload** is a Ranger mechanic that allows you to put a card from your hand face down into your arsenal when the card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prise</text:p>
          </table:table-cell>
          <table:table-cell office:value-type="string" calcext:value-type="string">
            <text:p>A Warrior mechanic that showcases the prowess a warrior has when they are engaged in close combat. **Reprise** effects “turn on” if the defending hero has defended with a card from their han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upture</text:p>
          </table:table-cell>
          <table:table-cell office:value-type="string" calcext:value-type="string">
            <text:p>A Draconic mechanic that applies certain effects if the card is played at chain link 4 or high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ization</text:p>
          </table:table-cell>
          <table:table-cell office:value-type="string" calcext:value-type="string">
            <text:p>You may only have this card in your deck if your hero is the specified hero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pectra</text:p>
          </table:table-cell>
          <table:table-cell office:value-type="string" calcext:value-type="string">
            <text:p>**Spectra** is a keyword that exists on Illusionist Aura cards. When a player is deciding who to target for an attack they may elect to target an Aura with the keyword **spectra**. When an Aura with **spectra** is attacked, destroy it and close the combat chain. The attack will not resolve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llvoid X</text:p>
          </table:table-cell>
          <table:table-cell office:value-type="string" calcext:value-type="string">
            <text:p>**Spellvoid** is a keyword primarily on equipment or items. **Spellvoid** is a one time use effect that prevents arcane damag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rge</text:p>
          </table:table-cell>
          <table:table-cell office:value-type="string" calcext:value-type="string">
            <text:p>**Surge** is an effect that applies if a card deals more arcane damage than it’s printed amount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emper</text:p>
          </table:table-cell>
          <table:table-cell office:value-type="string" calcext:value-type="string">
            <text:p>**Temper** is a keyword that exists on equipment. Usually high in defense, **Temper** equipment presents a choice when it is down to 1{d}, of whether to defend with it one last time and see it destroyed, or save it to use for its ability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ransform</text:p>
          </table:table-cell>
          <table:table-cell office:value-type="string" calcext:value-type="string">
            <text:p>An Illusionist mechanic that puts specified objects under another card or creates a token and puts specified objects under i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freeze</text:p>
          </table:table-cell>
          <table:table-cell office:value-type="string" calcext:value-type="string">
            <text:p>Removes **Freeze** from an object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rd X</text:p>
          </table:table-cell>
          <table:table-cell office:value-type="string" calcext:value-type="string">
            <text:p>If your hero would be dealt damage, prevent X of that damage and destroy this.</text:p>
          </table:table-cell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/00/0000</text:date>, <text:time style:data-style-name="N2" text:time-value="19:32:35.7952884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10-30T19:32:51.675709243</dc:date>
    <meta:editing-duration>PT27M30S</meta:editing-duration>
    <meta:editing-cycles>26</meta:editing-cycles>
    <meta:generator>LibreOffice/7.2.5.2$MacOSX_X86_64 LibreOffice_project/499f9727c189e6ef3471021d6132d4c694f357e5</meta:generator>
    <meta:document-statistic meta:table-count="1" meta:cell-count="72" meta:object-count="0"/>
  </office:meta>
</office:document-meta>
</file>